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3"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4"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2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21" style:family="table-cell" style:parent-style-name="Default" style:data-style-name="N49">
      <style:table-cell-properties fo:border-top="thin solid #000000" fo:border-bottom="thin solid #000000" fo:border-left="thin solid #000000" fo:border-right="none" style:vertical-align="middle" fo:background-color="transparent" style:cell-protect="protected" style:repeat-content="false"/>
      <style:paragraph-properties fo:text-align="end" fo:margin-right="0cm"/>
    </style:style>
    <style:style style:name="ce22" style:family="table-cell" style:parent-style-name="Default" style:data-style-name="N0">
      <style:table-cell-properties fo:border="thin solid #000000" style:vertical-align="top" fo:wrap-option="wrap"/>
      <style:text-properties fo:font-size="11pt" style:font-size-asian="11pt" style:font-size-complex="11pt"/>
    </style:style>
    <style:style style:name="ce23"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4" style:family="table-cell" style:parent-style-name="Default" style:data-style-name="N0">
      <style:table-cell-properties fo:border="thin solid #000000" style:vertical-align="middle" fo:background-color="transparent" style:cell-protect="none"/>
    </style:style>
    <style:style style:name="ce25" style:family="table-cell" style:parent-style-name="Default" style:data-style-name="N0">
      <style:table-cell-properties fo:border="thin solid #000000" style:vertical-align="middle" fo:background-color="#FFFFFF" style:cell-protect="none"/>
    </style:style>
    <style:style style:name="ce26" style:family="table-cell" style:parent-style-name="Default" style:data-style-name="N0">
      <style:table-cell-properties fo:border="thin solid #000000" style:vertical-align="top" fo:wrap-option="wrap" fo:background-color="#FFFFFF" style:cell-protect="none"/>
    </style:style>
    <style:style style:name="ce27" style:family="table-cell" style:parent-style-name="Default" style:data-style-name="N0">
      <style:table-cell-properties fo:border-top="thin solid #000000" fo:border-bottom="none" fo:border-left="thin solid #000000" fo:border-right="thin solid #000000" style:vertical-align="middle" fo:background-color="transparent" style:cell-protect="none"/>
    </style:style>
    <style:style style:name="ce28" style:family="table-cell" style:parent-style-name="Default" style:data-style-name="N0">
      <style:table-cell-properties fo:border="thin solid #000000" style:vertical-align="middle" fo:wrap-option="wrap"/>
    </style:style>
    <style:style style:name="ce2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30"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3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32"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3"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2.64583333333333cm"/>
    </style:style>
    <style:style style:name="co5" style:family="table-column">
      <style:table-column-properties fo:break-before="auto" style:column-width="2.48708333333333cm"/>
    </style:style>
    <style:style style:name="co6" style:family="table-column">
      <style:table-column-properties fo:break-before="auto" style:column-width="2.67229166666667cm"/>
    </style:style>
    <style:style style:name="co7" style:family="table-column">
      <style:table-column-properties fo:break-before="auto" style:column-width="2.59291666666667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3.04270833333333cm"/>
    </style:style>
    <style:style style:name="co10" style:family="table-column">
      <style:table-column-properties fo:break-before="auto" style:column-width="3.70416666666667cm"/>
    </style:style>
    <style:style style:name="co11" style:family="table-column">
      <style:table-column-properties fo:break-before="auto" style:column-width="4.55083333333333cm"/>
    </style:style>
    <style:style style:name="co12" style:family="table-column">
      <style:table-column-properties fo:break-before="auto" style:column-width="5.18583333333333cm" style:use-optimal-column-width="true"/>
    </style:style>
    <style:style style:name="co13" style:family="table-column">
      <style:table-column-properties fo:break-before="auto" style:column-width="8.28145833333333cm"/>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14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3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40"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41"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44"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45"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46"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47"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8"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9"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5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4]));ISBLANK([.I4])))" style:apply-style-name="cf1" style:base-cell-address="Data_sheet.I4"/>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4]));ISBLANK([.J4])))" style:apply-style-name="cf1" style:base-cell-address="Data_sheet.J4"/>
    </style:style>
    <style:style style:name="ce6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6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2]));ISBLANK([.Y12])))" style:apply-style-name="cf1" style:base-cell-address="Data_sheet.Y12"/>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2]));ISBLANK([.X12])))" style:apply-style-name="cf1" style:base-cell-address="Data_sheet.X12"/>
    </style:style>
    <style:style style:name="ce6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6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72"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4]));ISBLANK([.G4])))" style:apply-style-name="cf1" style:base-cell-address="Data_sheet.G4"/>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4]));ISBLANK([.F4])))" style:apply-style-name="cf1" style:base-cell-address="Data_sheet.F4"/>
    </style:style>
    <style:style style:name="ce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4]));ISBLANK([.H4])))" style:apply-style-name="cf1" style:base-cell-address="Data_sheet.H4"/>
    </style:style>
    <style:style style:name="ce7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7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4]));ISBLANK([.K4])))" style:apply-style-name="cf1" style:base-cell-address="Data_sheet.K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6" table:default-cell-style-name="ce34"/>
        <table:table-column table:style-name="co5" table:default-cell-style-name="ce34"/>
        <table:table-column table:style-name="co4" table:default-cell-style-name="ce34"/>
        <table:table-column table:style-name="co5" table:default-cell-style-name="ce34"/>
        <table:table-column table:style-name="co6" table:default-cell-style-name="ce34"/>
        <table:table-column table:style-name="co5" table:default-cell-style-name="ce34"/>
        <table:table-column table:style-name="co7" table:default-cell-style-name="ce34"/>
        <table:table-column table:style-name="co5" table:default-cell-style-name="ce34"/>
        <table:table-column table:style-name="co8" table:default-cell-style-name="ce34"/>
        <table:table-column table:style-name="co5" table:default-cell-style-name="ce34"/>
        <table:table-column table:style-name="co8" table:default-cell-style-name="ce34"/>
        <table:table-column table:style-name="co5" table:default-cell-style-name="ce35"/>
        <table:table-column table:style-name="co9" table:number-columns-repeated="9" table:default-cell-style-name="ce34"/>
        <table:table-column table:style-name="co9" table:default-cell-style-name="ce35"/>
        <table:table-column table:style-name="co4" table:default-cell-style-name="ce2"/>
        <table:table-column table:style-name="co4" table:default-cell-style-name="ce36"/>
        <table:table-column table:style-name="co10" table:number-columns-repeated="7"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68">
            <text:p>Ministerial Department</text:p>
          </table:table-cell>
          <table:table-cell office:value-type="string" table:style-name="ce69">
            <text:p>Department for Work and Pensions</text:p>
          </table:table-cell>
          <table:table-cell office:value-type="float" office:value="34747" table:style-name="ce49">
            <text:p>34,747</text:p>
          </table:table-cell>
          <table:table-cell office:value-type="float" office:value="29829.94" table:style-name="ce42">
            <text:p>29829.94</text:p>
          </table:table-cell>
          <table:table-cell office:value-type="float" office:value="37308" table:style-name="ce74">
            <text:p>37308</text:p>
          </table:table-cell>
          <table:table-cell office:value-type="float" office:value="33180.15" table:style-name="ce72">
            <text:p>33180.15</text:p>
          </table:table-cell>
          <table:table-cell office:value-type="float" office:value="9150" table:style-name="ce76">
            <text:p>9150</text:p>
          </table:table-cell>
          <table:table-cell office:value-type="float" office:value="8730.43" table:style-name="ce58">
            <text:p>8730.43</text:p>
          </table:table-cell>
          <table:table-cell office:value-type="float" office:value="2293" table:style-name="ce60">
            <text:p>2293</text:p>
          </table:table-cell>
          <table:table-cell office:value-type="float" office:value="2226.77" table:style-name="ce78">
            <text:p>2226.77</text:p>
          </table:table-cell>
          <table:table-cell office:value-type="float" office:value="224" table:style-name="ce50">
            <text:p>224</text:p>
          </table:table-cell>
          <table:table-cell office:value-type="float" office:value="220.73" table:style-name="ce42">
            <text:p>220.73</text:p>
          </table:table-cell>
          <table:table-cell office:value-type="float" office:value="1" table:style-name="ce50">
            <text:p>1</text:p>
          </table:table-cell>
          <table:table-cell office:value-type="float" office:value="1" table:style-name="ce42">
            <text:p>1.00</text:p>
          </table:table-cell>
          <table:table-cell office:value-type="float" office:value="83723" table:formula="of:=[.D4]+[.F4]+[.H4]+[.J4]+[.L4]+[.N4]" table:content-validation-name="val1" table:style-name="ce12">
            <text:p>83,723</text:p>
          </table:table-cell>
          <table:table-cell office:value-type="float" office:value="74189.01999999999" table:formula="of:=[.E4]+[.G4]+[.I4]+[.K4]+[.M4]+[.O4]" table:content-validation-name="val1" table:style-name="ce12">
            <text:p>74,189</text:p>
          </table:table-cell>
          <table:table-cell office:value-type="float" office:value="0" table:style-name="ce41">
            <text:p>0</text:p>
          </table:table-cell>
          <table:table-cell office:value-type="float" office:value="0" table:style-name="ce42">
            <text:p>0.00</text:p>
          </table:table-cell>
          <table:table-cell office:value-type="float" office:value="597" table:style-name="ce41">
            <text:p>597</text:p>
          </table:table-cell>
          <table:table-cell office:value-type="float" office:value="597" table:style-name="ce42">
            <text:p>597.00</text:p>
          </table:table-cell>
          <table:table-cell office:value-type="float" office:value="0" table:style-name="ce44">
            <text:p>0</text:p>
          </table:table-cell>
          <table:table-cell office:value-type="float" office:value="0" table:style-name="ce43">
            <text:p>0.00</text:p>
          </table:table-cell>
          <table:table-cell office:value-type="float" office:value="0" table:style-name="ce40">
            <text:p>0</text:p>
          </table:table-cell>
          <table:table-cell office:value-type="float" office:value="0" table:style-name="ce39">
            <text:p>0.00</text:p>
          </table:table-cell>
          <table:table-cell office:value-type="float" office:value="597" table:formula="of:=[.R4]+[.T4]+[.V4]+[.X4]" table:style-name="ce12">
            <text:p>597</text:p>
          </table:table-cell>
          <table:table-cell office:value-type="float" office:value="597" table:formula="of:=[.S4]+[.U4]+[.W4]+[.Y4]" table:style-name="ce14">
            <text:p>597.00</text:p>
          </table:table-cell>
          <table:table-cell office:value-type="float" office:value="84320" table:formula="of:=[.P4]+[.Z4]" table:content-validation-name="val1" table:style-name="ce15">
            <text:p>84,320</text:p>
          </table:table-cell>
          <table:table-cell office:value-type="float" office:value="74786.01999999999" table:formula="of:=[.Q4]+[.AA4]" table:content-validation-name="val1" table:style-name="ce16">
            <text:p>74,786.02</text:p>
          </table:table-cell>
          <table:table-cell office:value-type="currency" office:value="155742683.20999998" table:content-validation-name="val2" table:style-name="ce17">
            <text:p>£155,742,683.21</text:p>
          </table:table-cell>
          <table:table-cell office:value-type="currency" office:value="2391982.15" table:content-validation-name="val2" table:style-name="ce17">
            <text:p>£2,391,982.15</text:p>
          </table:table-cell>
          <table:table-cell office:value-type="currency" office:value="428521.79" table:content-validation-name="val2" table:style-name="ce17">
            <text:p>£428,521.79</text:p>
          </table:table-cell>
          <table:table-cell office:value-type="currency" office:value="3809428.8099999996" table:content-validation-name="val2" table:style-name="ce17">
            <text:p>£3,809,428.81</text:p>
          </table:table-cell>
          <table:table-cell office:value-type="currency" office:value="31832036" table:content-validation-name="val2" table:style-name="ce17">
            <text:p>£31,832,036.00</text:p>
          </table:table-cell>
          <table:table-cell office:value-type="currency" office:value="13857541.689999999" table:content-validation-name="val2" table:style-name="ce17">
            <text:p>£13,857,541.69</text:p>
          </table:table-cell>
          <table:table-cell office:value-type="currency" office:value="208062193.64999998" table:formula="of:=SUM([.AD4:.AI4])" table:style-name="ce18">
            <text:p>£208,062,194</text:p>
          </table:table-cell>
          <table:table-cell office:value-type="currency" office:value="9324734.7400000002" table:content-validation-name="val2" table:style-name="ce19">
            <text:p>£9,324,734.74</text:p>
          </table:table-cell>
          <table:table-cell office:value-type="currency" office:value="0" table:content-validation-name="val3" table:style-name="ce19">
            <text:p>£0.00</text:p>
          </table:table-cell>
          <table:table-cell office:value-type="currency" office:value="217386928.38999999" table:formula="of:=SUM([.AJ4:.AL4])" table:style-name="ce20">
            <text:p>£217,386,928.39</text:p>
          </table:table-cell>
          <table:table-cell office:value-type="currency" office:value="217386928.38999999" table:formula="of:=[.AJ4]+[.AK4]+[.AL4]" table:style-name="ce21">
            <text:p>£217,386,928</text:p>
          </table:table-cell>
          <table:table-cell office:value-type="string" table:style-name="ce22">
            <text:p>£.1m of end of year non-consolidated performance related payments were made at the end of Oct 2016 but are not included in the figures. The payments relate to the performance year April 2015 to March 2016 and have therefore been accounted for by means of accruals in the financial year April 2015 to March 2016</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68">
            <text:p>Crown Non Departmental Public Body</text:p>
          </table:table-cell>
          <table:table-cell office:value-type="string" table:style-name="ce69">
            <text:p>Department for Work and Pensions</text:p>
          </table:table-cell>
          <table:table-cell office:value-type="float" office:value="409" table:style-name="ce50">
            <text:p>409</text:p>
          </table:table-cell>
          <table:table-cell office:value-type="float" office:value="356.84" table:style-name="ce42">
            <text:p>356.84</text:p>
          </table:table-cell>
          <table:table-cell office:value-type="float" office:value="439" table:style-name="ce74">
            <text:p>439</text:p>
          </table:table-cell>
          <table:table-cell office:value-type="float" office:value="406.44" table:style-name="ce72">
            <text:p>406.44</text:p>
          </table:table-cell>
          <table:table-cell office:value-type="float" office:value="1395" table:style-name="ce76">
            <text:p>1395</text:p>
          </table:table-cell>
          <table:table-cell office:value-type="float" office:value="1311.78" table:style-name="ce58">
            <text:p>1311.78</text:p>
          </table:table-cell>
          <table:table-cell office:value-type="float" office:value="440" table:style-name="ce60">
            <text:p>440</text:p>
          </table:table-cell>
          <table:table-cell office:value-type="float" office:value="413.44" table:style-name="ce78">
            <text:p>413.44</text:p>
          </table:table-cell>
          <table:table-cell office:value-type="float" office:value="24" table:style-name="ce50">
            <text:p>24</text:p>
          </table:table-cell>
          <table:table-cell office:value-type="float" office:value="23.6" table:style-name="ce42">
            <text:p>23.60</text:p>
          </table:table-cell>
          <table:table-cell office:value-type="float" office:value="0" table:style-name="ce50">
            <text:p>0</text:p>
          </table:table-cell>
          <table:table-cell office:value-type="float" office:value="0" table:style-name="ce42">
            <text:p>0.00</text:p>
          </table:table-cell>
          <table:table-cell office:value-type="float" office:value="2707" table:formula="of:=[.D5]+[.F5]+[.H5]+[.J5]+[.L5]+[.N5]" table:content-validation-name="val1" table:style-name="ce12">
            <text:p>2,707</text:p>
          </table:table-cell>
          <table:table-cell office:value-type="float" office:value="2512.1" table:formula="of:=[.E5]+[.G5]+[.I5]+[.K5]+[.M5]+[.O5]" table:content-validation-name="val1" table:style-name="ce12">
            <text:p>2,512</text:p>
          </table:table-cell>
          <table:table-cell office:value-type="float" office:value="0" table:style-name="ce41">
            <text:p>0</text:p>
          </table:table-cell>
          <table:table-cell office:value-type="float" office:value="0" table:style-name="ce42">
            <text:p>0.00</text:p>
          </table:table-cell>
          <table:table-cell office:value-type="float" office:value="2" table:style-name="ce46">
            <text:p>2</text:p>
          </table:table-cell>
          <table:table-cell office:value-type="float" office:value="2" table:style-name="ce45">
            <text:p>2.00</text:p>
          </table:table-cell>
          <table:table-cell office:value-type="float" office:value="1" table:style-name="ce44">
            <text:p>1</text:p>
          </table:table-cell>
          <table:table-cell office:value-type="float" office:value="0.9" table:style-name="ce43">
            <text:p>0.90</text:p>
          </table:table-cell>
          <table:table-cell office:value-type="float" office:value="0" table:style-name="ce41">
            <text:p>0</text:p>
          </table:table-cell>
          <table:table-cell office:value-type="float" office:value="0" table:style-name="ce42">
            <text:p>0.00</text:p>
          </table:table-cell>
          <table:table-cell office:value-type="float" office:value="3" table:formula="of:=[.R5]+[.T5]+[.V5]+[.X5]" table:style-name="ce12">
            <text:p>3</text:p>
          </table:table-cell>
          <table:table-cell office:value-type="float" office:value="2.9" table:formula="of:=[.S5]+[.U5]+[.W5]+[.Y5]" table:style-name="ce14">
            <text:p>2.90</text:p>
          </table:table-cell>
          <table:table-cell office:value-type="float" office:value="2710" table:formula="of:=[.P5]+[.Z5]" table:content-validation-name="val1" table:style-name="ce15">
            <text:p>2,710</text:p>
          </table:table-cell>
          <table:table-cell office:value-type="float" office:value="2515" table:formula="of:=[.Q5]+[.AA5]" table:content-validation-name="val1" table:style-name="ce16">
            <text:p>2,515.00</text:p>
          </table:table-cell>
          <table:table-cell office:value-type="currency" office:value="6621419.1699999999" table:content-validation-name="val2" table:style-name="ce17">
            <text:p>£6,621,419.17</text:p>
          </table:table-cell>
          <table:table-cell office:value-type="currency" office:value="142186.96" table:content-validation-name="val2" table:style-name="ce17">
            <text:p>£142,186.96</text:p>
          </table:table-cell>
          <table:table-cell office:value-type="currency" office:value="1807977.86" table:content-validation-name="val2" table:style-name="ce17">
            <text:p>£1,807,977.86</text:p>
          </table:table-cell>
          <table:table-cell office:value-type="currency" office:value="29794.66" table:content-validation-name="val2" table:style-name="ce17">
            <text:p>£29,794.66</text:p>
          </table:table-cell>
          <table:table-cell office:value-type="currency" office:value="1835066.34" table:content-validation-name="val2" table:style-name="ce17">
            <text:p>£1,835,066.34</text:p>
          </table:table-cell>
          <table:table-cell office:value-type="currency" office:value="1001412.34" table:content-validation-name="val2" table:style-name="ce17">
            <text:p>£1,001,412.34</text:p>
          </table:table-cell>
          <table:table-cell office:value-type="currency" office:value="11437857.33" table:formula="of:=SUM([.AD5:.AI5])" table:style-name="ce18">
            <text:p>£11,437,857</text:p>
          </table:table-cell>
          <table:table-cell office:value-type="currency" office:value="29240.43" table:content-validation-name="val2" table:style-name="ce19">
            <text:p>£29,240.43</text:p>
          </table:table-cell>
          <table:table-cell office:value-type="currency" office:value="0" table:content-validation-name="val2" table:style-name="ce19">
            <text:p>£0.00</text:p>
          </table:table-cell>
          <table:table-cell office:value-type="currency" office:value="0" table:style-name="ce20">
            <text:p>£0.00</text:p>
          </table:table-cell>
          <table:table-cell office:value-type="currency" office:value="11467097.76" table:formula="of:=[.AJ5]+[.AK5]+[.AL5]" table:style-name="ce18">
            <text:p>£11,467,098</text:p>
          </table:table-cell>
          <table:table-cell table:content-validation-name="val1"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Independent Living Fund</text:p>
          </table:table-cell>
          <table:table-cell office:value-type="string" table:style-name="ce68">
            <text:p>Executive Non-Departmental Public Body</text:p>
          </table:table-cell>
          <table:table-cell office:value-type="string" table:style-name="ce69">
            <text:p>Department for Work and Pensions</text:p>
          </table:table-cell>
          <table:table-cell office:value-type="string" table:style-name="ce50">
            <text:p>.</text:p>
          </table:table-cell>
          <table:table-cell office:value-type="string" table:style-name="ce42">
            <text:p>.</text:p>
          </table:table-cell>
          <table:table-cell office:value-type="string" table:style-name="ce74">
            <text:p>.</text:p>
          </table:table-cell>
          <table:table-cell office:value-type="string" table:style-name="ce72">
            <text:p>.</text:p>
          </table:table-cell>
          <table:table-cell office:value-type="string" table:style-name="ce76">
            <text:p>.</text:p>
          </table:table-cell>
          <table:table-cell office:value-type="string" table:style-name="ce58">
            <text:p>.</text:p>
          </table:table-cell>
          <table:table-cell office:value-type="string" table:style-name="ce60">
            <text:p>.</text:p>
          </table:table-cell>
          <table:table-cell office:value-type="string" table:style-name="ce78">
            <text:p>.</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content-validation-name="val1" table:style-name="ce12">
            <text:p>.</text:p>
          </table:table-cell>
          <table:table-cell office:value-type="string" table:content-validation-name="val1" table:style-name="ce14">
            <text:p>.</text:p>
          </table:table-cell>
          <table:table-cell office:value-type="string" table:style-name="ce41">
            <text:p>.</text:p>
          </table:table-cell>
          <table:table-cell office:value-type="string" table:style-name="ce42">
            <text:p>.</text:p>
          </table:table-cell>
          <table:table-cell office:value-type="string" table:style-name="ce41">
            <text:p>.</text:p>
          </table:table-cell>
          <table:table-cell office:value-type="string" table:style-name="ce42">
            <text:p>.</text:p>
          </table:table-cell>
          <table:table-cell office:value-type="string" table:style-name="ce41">
            <text:p>.</text:p>
          </table:table-cell>
          <table:table-cell office:value-type="string" table:style-name="ce42">
            <text:p>.</text:p>
          </table:table-cell>
          <table:table-cell office:value-type="string" table:style-name="ce41">
            <text:p>.</text:p>
          </table:table-cell>
          <table:table-cell office:value-type="string" table:style-name="ce42">
            <text:p>.</text:p>
          </table:table-cell>
          <table:table-cell office:value-type="string" table:style-name="ce12">
            <text:p>.</text:p>
          </table:table-cell>
          <table:table-cell office:value-type="string" table:style-name="ce14">
            <text:p>.</text:p>
          </table:table-cell>
          <table:table-cell office:value-type="string" table:content-validation-name="val1" table:style-name="ce15">
            <text:p>.</text:p>
          </table:table-cell>
          <table:table-cell office:value-type="string" table:content-validation-name="val1" table:style-name="ce16">
            <text:p>.</text:p>
          </table:table-cell>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office:value-type="currency" office:value="0" table:formula="of:=SUM([.AD6:.AI6])" table:style-name="ce18">
            <text:p>£0</text:p>
          </table:table-cell>
          <table:table-cell table:content-validation-name="val2" table:style-name="ce19"/>
          <table:table-cell table:content-validation-name="val2" table:style-name="ce19"/>
          <table:table-cell office:value-type="currency" office:value="0" table:formula="of:=SUM([.AK6:.AL6])" table:style-name="ce20">
            <text:p>£0.00</text:p>
          </table:table-cell>
          <table:table-cell office:value-type="currency" office:value="0" table:formula="of:=[.AJ6]+[.AK6]+[.AL6]" table:style-name="ce18">
            <text:p>£0</text:p>
          </table:table-cell>
          <table:table-cell office:value-type="string" table:content-validation-name="val1" table:style-name="ce24">
            <text:p>ILF is now clos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68">
            <text:p>Executive Non-Departmental Public Body</text:p>
          </table:table-cell>
          <table:table-cell office:value-type="string" table:style-name="ce69">
            <text:p>Department for Work and Pensions</text:p>
          </table:table-cell>
          <table:table-cell office:value-type="float" office:value="0" table:style-name="ce49">
            <text:p>0</text:p>
          </table:table-cell>
          <table:table-cell office:value-type="float" office:value="0" table:style-name="ce42">
            <text:p>0.00</text:p>
          </table:table-cell>
          <table:table-cell office:value-type="float" office:value="0" table:style-name="ce49">
            <text:p>0</text:p>
          </table:table-cell>
          <table:table-cell office:value-type="float" office:value="0" table:style-name="ce42">
            <text:p>0.00</text:p>
          </table:table-cell>
          <table:table-cell office:value-type="float" office:value="0" table:style-name="ce49">
            <text:p>0</text:p>
          </table:table-cell>
          <table:table-cell office:value-type="float" office:value="0" table:style-name="ce42">
            <text:p>0.00</text:p>
          </table:table-cell>
          <table:table-cell office:value-type="float" office:value="0" table:style-name="ce49">
            <text:p>0</text:p>
          </table:table-cell>
          <table:table-cell office:value-type="float" office:value="0" table:style-name="ce42">
            <text:p>0.00</text:p>
          </table:table-cell>
          <table:table-cell office:value-type="float" office:value="0" table:style-name="ce49">
            <text:p>0</text:p>
          </table:table-cell>
          <table:table-cell office:value-type="float" office:value="0" table:style-name="ce42">
            <text:p>0.00</text:p>
          </table:table-cell>
          <table:table-cell office:value-type="float" office:value="242" table:style-name="ce49">
            <text:p>242</text:p>
          </table:table-cell>
          <table:table-cell office:value-type="float" office:value="234.12" table:style-name="ce42">
            <text:p>234.12</text:p>
          </table:table-cell>
          <table:table-cell office:value-type="float" office:value="242" table:formula="of:=[.D7]+[.F7]+[.H7]+[.J7]+[.L7]+[.N7]" table:content-validation-name="val1" table:style-name="ce12">
            <text:p>242</text:p>
          </table:table-cell>
          <table:table-cell office:value-type="float" office:value="234.12" table:formula="of:=[.E7]+[.G7]+[.I7]+[.K7]+[.M7]+[.O7]" table:content-validation-name="val1" table:style-name="ce12">
            <text:p>234</text:p>
          </table:table-cell>
          <table:table-cell office:value-type="float" office:value="0" table:style-name="ce41">
            <text:p>0</text:p>
          </table:table-cell>
          <table:table-cell office:value-type="float" office:value="0" table:style-name="ce42">
            <text:p>0.00</text:p>
          </table:table-cell>
          <table:table-cell office:value-type="float" office:value="10" table:style-name="ce40">
            <text:p>10</text:p>
          </table:table-cell>
          <table:table-cell office:value-type="float" office:value="8.1" table:style-name="ce39">
            <text:p>8.10</text:p>
          </table:table-cell>
          <table:table-cell office:value-type="float" office:value="0" table:style-name="ce41">
            <text:p>0</text:p>
          </table:table-cell>
          <table:table-cell office:value-type="float" office:value="0" table:style-name="ce42">
            <text:p>0.00</text:p>
          </table:table-cell>
          <table:table-cell office:value-type="float" office:value="1" table:style-name="ce40">
            <text:p>1</text:p>
          </table:table-cell>
          <table:table-cell office:value-type="float" office:value="0.2" table:style-name="ce39">
            <text:p>0.20</text:p>
          </table:table-cell>
          <table:table-cell office:value-type="float" office:value="11" table:formula="of:=[.R7]+[.T7]+[.V7]+[.X7]" table:style-name="ce12">
            <text:p>11</text:p>
          </table:table-cell>
          <table:table-cell office:value-type="float" office:value="8.2999999999999989" table:formula="of:=[.S7]+[.U7]+[.W7]+[.Y7]" table:style-name="ce14">
            <text:p>8.30</text:p>
          </table:table-cell>
          <table:table-cell office:value-type="float" office:value="253" table:formula="of:=[.P7]+[.Z7]" table:content-validation-name="val1" table:style-name="ce15">
            <text:p>253</text:p>
          </table:table-cell>
          <table:table-cell office:value-type="float" office:value="242.42000000000002" table:formula="of:=[.Q7]+[.AA7]" table:content-validation-name="val1" table:style-name="ce16">
            <text:p>242.42</text:p>
          </table:table-cell>
          <table:table-cell office:value-type="currency" office:value="1151767.8400000003" table:content-validation-name="val2" table:style-name="ce17">
            <text:p>£1,151,767.84</text:p>
          </table:table-cell>
          <table:table-cell table:content-validation-name="val2" table:style-name="ce17"/>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86989.599999999933" table:content-validation-name="val2" table:style-name="ce17">
            <text:p>£86,989.60</text:p>
          </table:table-cell>
          <table:table-cell office:value-type="currency" office:value="136125.85000000009" table:content-validation-name="val2" table:style-name="ce17">
            <text:p>£136,125.85</text:p>
          </table:table-cell>
          <table:table-cell office:value-type="currency" office:value="1374883.2900000003" table:formula="of:=SUM([.AD7:.AI7])" table:style-name="ce18">
            <text:p>£1,374,883</text:p>
          </table:table-cell>
          <table:table-cell office:value-type="currency" office:value="113513.92" table:content-validation-name="val2" table:style-name="ce19">
            <text:p>£113,513.92</text:p>
          </table:table-cell>
          <table:table-cell office:value-type="currency" office:value="12000" table:content-validation-name="val2" table:style-name="ce19">
            <text:p>£12,000.00</text:p>
          </table:table-cell>
          <table:table-cell office:value-type="currency" office:value="125513.92" table:formula="of:=SUM([.AK7:.AL7])" table:style-name="ce20">
            <text:p>£125,513.92</text:p>
          </table:table-cell>
          <table:table-cell office:value-type="currency" office:value="1500397.2100000002" table:formula="of:=[.AJ7]+[.AK7]+[.AL7]" table:style-name="ce18">
            <text:p>£1,500,397</text:p>
          </table:table-cell>
          <table:table-cell table:content-validation-name="val1" table:style-name="ce2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5">
          <table:table-cell office:value-type="string" table:style-name="ce8">
            <text:p>Disabled People's Employment Corporation GB Ltd</text:p>
          </table:table-cell>
          <table:table-cell office:value-type="string" table:style-name="ce68">
            <text:p>Executive Non-Departmental Public Body</text:p>
          </table:table-cell>
          <table:table-cell office:value-type="string" table:style-name="ce69">
            <text:p>Department for Work and Pensions</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style-name="ce50">
            <text:p>.</text:p>
          </table:table-cell>
          <table:table-cell office:value-type="string" table:style-name="ce42">
            <text:p>.</text:p>
          </table:table-cell>
          <table:table-cell office:value-type="string" table:content-validation-name="val1" table:style-name="ce12">
            <text:p>.</text:p>
          </table:table-cell>
          <table:table-cell office:value-type="string" table:content-validation-name="val1" table:style-name="ce14">
            <text:p>.</text:p>
          </table:table-cell>
          <table:table-cell office:value-type="string" table:style-name="ce40">
            <text:p>.</text:p>
          </table:table-cell>
          <table:table-cell office:value-type="string" table:style-name="ce39">
            <text:p>.</text:p>
          </table:table-cell>
          <table:table-cell office:value-type="string" table:style-name="ce46">
            <text:p>.</text:p>
          </table:table-cell>
          <table:table-cell office:value-type="string" table:style-name="ce45">
            <text:p>.</text:p>
          </table:table-cell>
          <table:table-cell office:value-type="string" table:style-name="ce41">
            <text:p>.</text:p>
          </table:table-cell>
          <table:table-cell office:value-type="string" table:style-name="ce42">
            <text:p>.</text:p>
          </table:table-cell>
          <table:table-cell office:value-type="string" table:style-name="ce41">
            <text:p>.</text:p>
          </table:table-cell>
          <table:table-cell office:value-type="string" table:style-name="ce42">
            <text:p>.</text:p>
          </table:table-cell>
          <table:table-cell office:value-type="string" table:style-name="ce12">
            <text:p>.</text:p>
          </table:table-cell>
          <table:table-cell office:value-type="string" table:style-name="ce14">
            <text:p>.</text:p>
          </table:table-cell>
          <table:table-cell office:value-type="string" table:content-validation-name="val1" table:style-name="ce15">
            <text:p>.</text:p>
          </table:table-cell>
          <table:table-cell office:value-type="string" table:content-validation-name="val1" table:style-name="ce16">
            <text:p>.</text:p>
          </table:table-cell>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table:content-validation-name="val2" table:style-name="ce17"/>
          <table:table-cell office:value-type="currency" office:value="0" table:formula="of:=SUM([.AD8:.AI8])" table:style-name="ce18">
            <text:p>£0</text:p>
          </table:table-cell>
          <table:table-cell table:content-validation-name="val2" table:style-name="ce19"/>
          <table:table-cell table:content-validation-name="val2" table:style-name="ce19"/>
          <table:table-cell office:value-type="currency" office:value="0" table:formula="of:=SUM([.AK8:.AL8])" table:style-name="ce20">
            <text:p>£0.00</text:p>
          </table:table-cell>
          <table:table-cell office:value-type="currency" office:value="0" table:formula="of:=[.AJ8]+[.AK8]+[.AL8]" table:style-name="ce18">
            <text:p>£0</text:p>
          </table:table-cell>
          <table:table-cell office:value-type="string" table:content-validation-name="val1" table:style-name="ce26">
            <text:p>DPEC no longer report from Dec 2015 due to low number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The Pensions Advisory Service</text:p>
          </table:table-cell>
          <table:table-cell office:value-type="string" table:style-name="ce68">
            <text:p>Executive Non-Departmental Public Body</text:p>
          </table:table-cell>
          <table:table-cell office:value-type="string" table:style-name="ce69">
            <text:p>Department for Work and Pensions</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84" table:style-name="ce50">
            <text:p>84</text:p>
          </table:table-cell>
          <table:table-cell office:value-type="float" office:value="72.459999999999994" table:style-name="ce42">
            <text:p>72.46</text:p>
          </table:table-cell>
          <table:table-cell office:value-type="float" office:value="84" table:formula="of:=[.D9]+[.F9]+[.H9]+[.J9]+[.L9]+[.N9]" table:content-validation-name="val1" table:style-name="ce12">
            <text:p>84</text:p>
          </table:table-cell>
          <table:table-cell office:value-type="float" office:value="72.459999999999994" table:formula="of:=[.E9]+[.G9]+[.I9]+[.K9]+[.M9]+[.O9]" table:content-validation-name="val1" table:style-name="ce12">
            <text:p>72</text:p>
          </table:table-cell>
          <table:table-cell office:value-type="float" office:value="3" table:style-name="ce41">
            <text:p>3</text:p>
          </table:table-cell>
          <table:table-cell office:value-type="float" office:value="3" table:style-name="ce42">
            <text:p>3.00</text:p>
          </table:table-cell>
          <table:table-cell office:value-type="float" office:value="1" table:style-name="ce41">
            <text:p>1</text:p>
          </table:table-cell>
          <table:table-cell office:value-type="float" office:value="1" table:style-name="ce47">
            <text:p>1.00</text:p>
          </table:table-cell>
          <table:table-cell office:value-type="float" office:value="0" table:style-name="ce41">
            <text:p>0</text:p>
          </table:table-cell>
          <table:table-cell office:value-type="float" office:value="0" table:style-name="ce42">
            <text:p>0.00</text:p>
          </table:table-cell>
          <table:table-cell office:value-type="float" office:value="0" table:style-name="ce41">
            <text:p>0</text:p>
          </table:table-cell>
          <table:table-cell office:value-type="float" office:value="0" table:style-name="ce42">
            <text:p>0.00</text:p>
          </table:table-cell>
          <table:table-cell office:value-type="float" office:value="4" table:formula="of:=[.R9]+[.T9]+[.V9]+[.X9]" table:style-name="ce12">
            <text:p>4</text:p>
          </table:table-cell>
          <table:table-cell office:value-type="float" office:value="4" table:formula="of:=[.S9]+[.U9]+[.W9]+[.Y9]" table:style-name="ce14">
            <text:p>4.00</text:p>
          </table:table-cell>
          <table:table-cell office:value-type="float" office:value="88" table:formula="of:=[.P9]+[.Z9]" table:content-validation-name="val1" table:style-name="ce15">
            <text:p>88</text:p>
          </table:table-cell>
          <table:table-cell office:value-type="float" office:value="76.459999999999994" table:formula="of:=[.Q9]+[.AA9]" table:content-validation-name="val1" table:style-name="ce16">
            <text:p>76.46</text:p>
          </table:table-cell>
          <table:table-cell office:value-type="currency" office:value="223573.89" table:content-validation-name="val2" table:style-name="ce17">
            <text:p>£223,573.89</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0" table:content-validation-name="val2" table:style-name="ce17">
            <text:p>£0.00</text:p>
          </table:table-cell>
          <table:table-cell office:value-type="currency" office:value="44383.9" table:content-validation-name="val2" table:style-name="ce17">
            <text:p>£44,383.90</text:p>
          </table:table-cell>
          <table:table-cell office:value-type="currency" office:value="23161.94" table:content-validation-name="val2" table:style-name="ce17">
            <text:p>£23,161.94</text:p>
          </table:table-cell>
          <table:table-cell office:value-type="currency" office:value="291119.73000000004" table:formula="of:=SUM([.AD9:.AI9])" table:style-name="ce18">
            <text:p>£291,120</text:p>
          </table:table-cell>
          <table:table-cell office:value-type="currency" office:value="10973.42" table:content-validation-name="val2" table:style-name="ce19">
            <text:p>£10,973.42</text:p>
          </table:table-cell>
          <table:table-cell office:value-type="currency" office:value="14206.2" table:content-validation-name="val2" table:style-name="ce19">
            <text:p>£14,206.20</text:p>
          </table:table-cell>
          <table:table-cell office:value-type="currency" office:value="316299.35000000003" table:formula="of:=SUM([.AJ9:.AL9])" table:style-name="ce20">
            <text:p>£316,299.35</text:p>
          </table:table-cell>
          <table:table-cell office:value-type="currency" office:value="316299.35000000003" table:formula="of:=[.AJ9]+[.AK9]+[.AL9]" table:style-name="ce18">
            <text:p>£316,299</text:p>
          </table:table-cell>
          <table:table-cell table:content-validation-name="val1" table:style-name="ce2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The Pensions Regulator</text:p>
          </table:table-cell>
          <table:table-cell office:value-type="string" table:style-name="ce68">
            <text:p>Executive Non-Departmental Public Body</text:p>
          </table:table-cell>
          <table:table-cell office:value-type="string" table:style-name="ce69">
            <text:p>Department for Work and Pensions</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0" table:style-name="ce50">
            <text:p>0</text:p>
          </table:table-cell>
          <table:table-cell office:value-type="float" office:value="0" table:style-name="ce42">
            <text:p>0.00</text:p>
          </table:table-cell>
          <table:table-cell office:value-type="float" office:value="523" table:style-name="ce50">
            <text:p>523</text:p>
          </table:table-cell>
          <table:table-cell office:value-type="float" office:value="505.47142857142859" table:style-name="ce42">
            <text:p>505.47</text:p>
          </table:table-cell>
          <table:table-cell office:value-type="float" office:value="523" table:formula="of:=[.D10]+[.F10]+[.H10]+[.J10]+[.L10]+[.N10]" table:content-validation-name="val1" table:style-name="ce12">
            <text:p>523</text:p>
          </table:table-cell>
          <table:table-cell office:value-type="float" office:value="505.47142857142859" table:formula="of:=[.E10]+[.G10]+[.I10]+[.K10]+[.M10]+[.O10]" table:content-validation-name="val1" table:style-name="ce12">
            <text:p>505</text:p>
          </table:table-cell>
          <table:table-cell office:value-type="float" office:value="16" table:style-name="ce40">
            <text:p>16</text:p>
          </table:table-cell>
          <table:table-cell office:value-type="float" office:value="16" table:style-name="ce39">
            <text:p>16.00</text:p>
          </table:table-cell>
          <table:table-cell office:value-type="float" office:value="0" table:style-name="ce41">
            <text:p>0</text:p>
          </table:table-cell>
          <table:table-cell office:value-type="float" office:value="0" table:style-name="ce42">
            <text:p>0.00</text:p>
          </table:table-cell>
          <table:table-cell office:value-type="float" office:value="0" table:style-name="ce40">
            <text:p>0</text:p>
          </table:table-cell>
          <table:table-cell office:value-type="float" office:value="0" table:style-name="ce39">
            <text:p>0.00</text:p>
          </table:table-cell>
          <table:table-cell office:value-type="float" office:value="0" table:style-name="ce41">
            <text:p>0</text:p>
          </table:table-cell>
          <table:table-cell office:value-type="float" office:value="0" table:style-name="ce42">
            <text:p>0.00</text:p>
          </table:table-cell>
          <table:table-cell office:value-type="float" office:value="16" table:formula="of:=[.R10]+[.T10]+[.V10]+[.X10]" table:style-name="ce12">
            <text:p>16</text:p>
          </table:table-cell>
          <table:table-cell office:value-type="float" office:value="16" table:formula="of:=[.S10]+[.U10]+[.W10]+[.Y10]" table:style-name="ce14">
            <text:p>16.00</text:p>
          </table:table-cell>
          <table:table-cell office:value-type="float" office:value="539" table:formula="of:=[.P10]+[.Z10]" table:content-validation-name="val1" table:style-name="ce15">
            <text:p>539</text:p>
          </table:table-cell>
          <table:table-cell office:value-type="float" office:value="521.47142857142853" table:formula="of:=[.Q10]+[.AA10]" table:content-validation-name="val1" table:style-name="ce16">
            <text:p>521.47</text:p>
          </table:table-cell>
          <table:table-cell office:value-type="currency" office:value="2068111.8900000001" table:content-validation-name="val2" table:style-name="ce17">
            <text:p>£2,068,111.89</text:p>
          </table:table-cell>
          <table:table-cell office:value-type="currency" office:value="4618.42" table:content-validation-name="val2" table:style-name="ce17">
            <text:p>£4,618.42</text:p>
          </table:table-cell>
          <table:table-cell office:value-type="currency" office:value="68583.64" table:content-validation-name="val2" table:style-name="ce17">
            <text:p>£68,583.64</text:p>
          </table:table-cell>
          <table:table-cell office:value-type="currency" office:value="9254.9199999999983" table:content-validation-name="val2" table:style-name="ce17">
            <text:p>£9,254.92</text:p>
          </table:table-cell>
          <table:table-cell office:value-type="currency" office:value="445774.45000000007" table:content-validation-name="val2" table:style-name="ce17">
            <text:p>£445,774.45</text:p>
          </table:table-cell>
          <table:table-cell office:value-type="currency" office:value="242570.55" table:content-validation-name="val2" table:style-name="ce17">
            <text:p>£242,570.55</text:p>
          </table:table-cell>
          <table:table-cell office:value-type="currency" office:value="2838913.87" table:formula="of:=SUM([.AD10:.AI10])" table:style-name="ce18">
            <text:p>£2,838,914</text:p>
          </table:table-cell>
          <table:table-cell office:value-type="currency" office:value="140491.20000000001" table:content-validation-name="val2" table:style-name="ce19">
            <text:p>£140,491.20</text:p>
          </table:table-cell>
          <table:table-cell office:value-type="currency" office:value="-4105.2" table:content-validation-name="val2" table:style-name="ce19">
            <text:p>-£4,105.20</text:p>
          </table:table-cell>
          <table:table-cell office:value-type="currency" office:value="2975299.87" table:formula="of:=SUM([.AJ10:.AL10])" table:style-name="ce20">
            <text:p>£2,975,299.87</text:p>
          </table:table-cell>
          <table:table-cell office:value-type="currency" office:value="2975299.87" table:formula="of:=[.AJ10]+[.AK10]+[.AL10]" table:style-name="ce21">
            <text:p>£2,975,300</text:p>
          </table:table-cell>
          <table:table-cell table:style-name="ce2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table:style-name="ce8"/>
          <table:table-cell table:style-name="ce68"/>
          <table:table-cell table:style-name="ce69"/>
          <table:table-cell table:style-name="ce51"/>
          <table:table-cell table:style-name="ce48"/>
          <table:table-cell table:style-name="ce51"/>
          <table:table-cell table:style-name="ce48"/>
          <table:table-cell table:style-name="ce51"/>
          <table:table-cell table:style-name="ce48"/>
          <table:table-cell table:style-name="ce51"/>
          <table:table-cell table:style-name="ce48"/>
          <table:table-cell table:style-name="ce51"/>
          <table:table-cell table:style-name="ce48"/>
          <table:table-cell table:style-name="ce51"/>
          <table:table-cell table:style-name="ce48"/>
          <table:table-cell table:content-validation-name="val1" table:style-name="ce12"/>
          <table:table-cell table:content-validation-name="val1" table:style-name="ce14"/>
          <table:table-cell table:style-name="ce53"/>
          <table:table-cell table:style-name="ce52"/>
          <table:table-cell table:style-name="ce53"/>
          <table:table-cell table:style-name="ce52"/>
          <table:table-cell table:style-name="ce64"/>
          <table:table-cell table:style-name="ce62"/>
          <table:table-cell table:style-name="ce53"/>
          <table:table-cell table:style-name="ce52"/>
          <table:table-cell table:style-name="ce12"/>
          <table:table-cell table:style-name="ce14"/>
          <table:table-cell table:content-validation-name="val1" table:style-name="ce15"/>
          <table:table-cell table:content-validation-name="val1" table:style-name="ce16"/>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style-name="ce18"/>
          <table:table-cell table:content-validation-name="val2" table:style-name="ce30"/>
          <table:table-cell table:content-validation-name="val2" table:style-name="ce30"/>
          <table:table-cell table:number-columns-repeated="2" table:style-name="ce18"/>
          <table:table-cell table:content-validation-name="val1" table:style-name="ce2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6">
          <table:table-cell table:style-name="ce8"/>
          <table:table-cell table:style-name="ce68"/>
          <table:table-cell table:style-name="ce69"/>
          <table:table-cell table:style-name="ce70"/>
          <table:table-cell table:style-name="ce71"/>
          <table:table-cell table:style-name="ce75"/>
          <table:table-cell table:style-name="ce73"/>
          <table:table-cell table:style-name="ce77"/>
          <table:table-cell table:style-name="ce59"/>
          <table:table-cell table:style-name="ce61"/>
          <table:table-cell table:style-name="ce79"/>
          <table:table-cell table:style-name="ce70"/>
          <table:table-cell table:style-name="ce71"/>
          <table:table-cell table:style-name="ce70"/>
          <table:table-cell table:style-name="ce71"/>
          <table:table-cell table:content-validation-name="val1" table:style-name="ce12"/>
          <table:table-cell table:content-validation-name="val1" table:style-name="ce14"/>
          <table:table-cell table:style-name="ce55"/>
          <table:table-cell table:style-name="ce54"/>
          <table:table-cell table:style-name="ce57"/>
          <table:table-cell table:style-name="ce56"/>
          <table:table-cell table:style-name="ce65"/>
          <table:table-cell table:style-name="ce63"/>
          <table:table-cell table:style-name="ce67"/>
          <table:table-cell table:style-name="ce66"/>
          <table:table-cell table:style-name="ce32"/>
          <table:table-cell table:style-name="ce14"/>
          <table:table-cell table:content-validation-name="val1" table:style-name="ce15"/>
          <table:table-cell table:content-validation-name="val1" table:style-name="ce16"/>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style-name="ce18"/>
          <table:table-cell table:content-validation-name="val2" table:style-name="ce30"/>
          <table:table-cell table:content-validation-name="val2" table:style-name="ce30"/>
          <table:table-cell table:style-name="ce18"/>
          <table:table-cell table:style-name="ce20"/>
          <table:table-cell table:content-validation-name="val1" table:style-name="ce2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6">
          <table:table-cell table:style-name="ce8"/>
          <table:table-cell table:style-name="ce68"/>
          <table:table-cell table:style-name="ce69"/>
          <table:table-cell table:style-name="ce70"/>
          <table:table-cell table:style-name="ce71"/>
          <table:table-cell table:style-name="ce75"/>
          <table:table-cell table:style-name="ce73"/>
          <table:table-cell table:style-name="ce77"/>
          <table:table-cell table:style-name="ce59"/>
          <table:table-cell table:style-name="ce61"/>
          <table:table-cell table:style-name="ce79"/>
          <table:table-cell table:style-name="ce70"/>
          <table:table-cell table:style-name="ce71"/>
          <table:table-cell table:style-name="ce70"/>
          <table:table-cell table:style-name="ce71"/>
          <table:table-cell table:content-validation-name="val1" table:style-name="ce12"/>
          <table:table-cell table:content-validation-name="val1" table:style-name="ce14"/>
          <table:table-cell table:style-name="ce55"/>
          <table:table-cell table:style-name="ce54"/>
          <table:table-cell table:style-name="ce57"/>
          <table:table-cell table:style-name="ce56"/>
          <table:table-cell table:style-name="ce65"/>
          <table:table-cell table:style-name="ce63"/>
          <table:table-cell table:style-name="ce67"/>
          <table:table-cell table:style-name="ce66"/>
          <table:table-cell table:style-name="ce32"/>
          <table:table-cell table:style-name="ce14"/>
          <table:table-cell table:content-validation-name="val1" table:style-name="ce15"/>
          <table:table-cell table:content-validation-name="val1" table:style-name="ce16"/>
          <table:table-cell table:content-validation-name="val2" table:style-name="ce30"/>
          <table:table-cell table:content-validation-name="val2" table:style-name="ce30"/>
          <table:table-cell table:content-validation-name="val2" table:style-name="ce30"/>
          <table:table-cell table:content-validation-name="val2" table:style-name="ce30"/>
          <table:table-cell table:number-columns-repeated="2" table:style-name="ce30"/>
          <table:table-cell table:style-name="ce18"/>
          <table:table-cell table:content-validation-name="val2" table:style-name="ce30"/>
          <table:table-cell table:content-validation-name="val2" table:style-name="ce30"/>
          <table:table-cell table:style-name="ce18"/>
          <table:table-cell table:style-name="ce20"/>
          <table:table-cell table:content-validation-name="val1" table:style-name="ce2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87" table:style-name="ro6">
          <table:table-cell table:style-name="ce8"/>
          <table:table-cell table:style-name="ce68"/>
          <table:table-cell table:style-name="ce69"/>
          <table:table-cell table:style-name="ce70"/>
          <table:table-cell table:style-name="ce71"/>
          <table:table-cell table:style-name="ce75"/>
          <table:table-cell table:style-name="ce73"/>
          <table:table-cell table:style-name="ce77"/>
          <table:table-cell table:style-name="ce59"/>
          <table:table-cell table:style-name="ce61"/>
          <table:table-cell table:style-name="ce79"/>
          <table:table-cell table:style-name="ce70"/>
          <table:table-cell table:style-name="ce71"/>
          <table:table-cell table:style-name="ce70"/>
          <table:table-cell table:style-name="ce71"/>
          <table:table-cell table:content-validation-name="val1" table:style-name="ce12"/>
          <table:table-cell table:content-validation-name="val1" table:style-name="ce14"/>
          <table:table-cell table:style-name="ce55"/>
          <table:table-cell table:style-name="ce54"/>
          <table:table-cell table:style-name="ce57"/>
          <table:table-cell table:style-name="ce56"/>
          <table:table-cell table:style-name="ce65"/>
          <table:table-cell table:style-name="ce63"/>
          <table:table-cell table:style-name="ce67"/>
          <table:table-cell table:style-name="ce66"/>
          <table:table-cell table:style-name="ce32"/>
          <table:table-cell table:style-name="ce14"/>
          <table:table-cell table:content-validation-name="val1" table:style-name="ce15"/>
          <table:table-cell table:content-validation-name="val1" table:style-name="ce16"/>
          <table:table-cell table:content-validation-name="val2" table:style-name="ce33"/>
          <table:table-cell table:content-validation-name="val2" table:style-name="ce33"/>
          <table:table-cell table:content-validation-name="val2" table:style-name="ce33"/>
          <table:table-cell table:content-validation-name="val2" table:style-name="ce33"/>
          <table:table-cell table:content-validation-name="val2" table:style-name="ce33"/>
          <table:table-cell table:content-validation-name="val2" table:style-name="ce33"/>
          <table:table-cell table:style-name="ce20"/>
          <table:table-cell table:content-validation-name="val2" table:style-name="ce33"/>
          <table:table-cell table:content-validation-name="val2" table:style-name="ce33"/>
          <table:table-cell table:number-columns-repeated="2" table:style-name="ce20"/>
          <table:table-cell table:content-validation-name="val1" table:style-name="ce2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6">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6">
          <table:table-cell table:number-columns-repeated="16384"/>
        </table:table-row>
        <table:named-expressions>
          <table:named-range table:name="Print_Area" table:cell-range-address="Data_sheet.$A$1:Data_sheet.$AO$21"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October 2016</dc:title>
    <meta:initial-creator/>
    <dc:creator/>
    <meta:creation-date>2016-11-30T10:08:36Z</meta:creation-date>
    <dc:date>2016-11-30T10:09:29Z</dc:date>
  </office:meta>
</office:document-meta>
</file>